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C769A5C4121A89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1.284cm" fo:min-width="4.93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1.284cm" fo:min-width="4.23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1.184cm" fo:min-width="4.13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6cm" svg:height="1.7cm" svg:x="8.5cm" svg:y="4.213cm">
          <text:p text:style-name="P1">LogSt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9cm" svg:height="1.7cm" svg:x="16cm" svg:y="4.2cm">
          <text:p text:style-name="P1">Elastic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4.1cm" svg:y1="5.063cm" svg:x2="16cm" svg:y2="5.05cm" draw:start-shape="id1" draw:start-glue-point="1" draw:end-shape="id2" svg:d="M14100 5063h951v-13h949" svg:viewBox="0 0 1901 14">
          <text:p/>
        </draw:connector>
        <draw:frame draw:style-name="gr4" draw:text-style-name="P2" xml:id="id3" draw:id="id3" draw:layer="layout" svg:width="3.2cm" svg:height="3.113cm" svg:x="3cm" svg:y="3.487cm">
          <draw:image xlink:href="Pictures/100002010000008000000080C769A5C4121A8931.png" xlink:type="simple" xlink:show="embed" xlink:actuate="onLoad">
            <text:p/>
          </draw:image>
        </draw:frame>
        <draw:connector draw:style-name="gr3" draw:text-style-name="P2" draw:layer="layout" svg:x1="6.2cm" svg:y1="5.043cm" svg:x2="8.5cm" svg:y2="5.063cm" draw:start-shape="id3" draw:start-glue-point="1" draw:end-shape="id1" svg:d="M6200 5043h1125v20h1175" svg:viewBox="0 0 2301 21">
          <text:p/>
        </draw:connector>
        <draw:custom-shape draw:style-name="gr5" draw:text-style-name="P2" xml:id="id4" draw:id="id4" draw:layer="layout" svg:width="4.9cm" svg:height="1.7cm" svg:x="22.7cm" svg:y="4.2cm">
          <text:p text:style-name="P1">Kib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20.9cm" svg:y1="5.05cm" svg:x2="22.7cm" svg:y2="5.05cm" draw:start-shape="id2" draw:start-glue-point="1" draw:end-shape="id4" draw:end-glue-point="3" svg:d="M20900 5050h1800" svg:viewBox="0 0 18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ire </meta:initial-creator>
    <meta:creation-date>2016-01-31T17:29:40.031110465</meta:creation-date>
    <dc:date>2016-02-07T19:21:37.778143421</dc:date>
    <dc:creator>claire </dc:creator>
    <meta:editing-duration>PT6M13S</meta:editing-duration>
    <meta:editing-cycles>2</meta:editing-cycles>
    <meta:generator>LibreOffice/5.0.2.2$Linux_X86_64 LibreOffice_project/00m0$Build-2</meta:generator>
    <meta:document-statistic meta:object-count="7"/>
  </office:meta>
</office:document-meta>
</file>